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val</text:p>
          </table:table-cell>
          <table:table-cell office:value-type="string" calcext:value-type="string">
            <text:p>qval</text:p>
          </table:table-cell>
        </table:table-row>
        <table:table-row table:style-name="ro1">
          <table:table-cell office:value-type="string" calcext:value-type="string">
            <text:p>SENP3-EIF4A1</text:p>
          </table:table-cell>
          <table:table-cell office:value-type="string" calcext:value-type="string">
            <text:p>gene</text:p>
          </table:table-cell>
          <table:table-cell office:value-type="float" office:value="19.7810459636748" calcext:value-type="float">
            <text:p>19.7810459636748</text:p>
          </table:table-cell>
          <table:table-cell office:value-type="float" office:value="0.127358332820539" calcext:value-type="float">
            <text:p>0.12735833282053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FLT3LG</text:p>
          </table:table-cell>
          <table:table-cell office:value-type="string" calcext:value-type="string">
            <text:p>gene</text:p>
          </table:table-cell>
          <table:table-cell office:value-type="float" office:value="9.22959002424905" calcext:value-type="float">
            <text:p>9.22959002424905</text:p>
          </table:table-cell>
          <table:table-cell office:value-type="float" office:value="0.124132470556038" calcext:value-type="float">
            <text:p>0.124132470556038</text:p>
          </table:table-cell>
          <table:table-cell office:value-type="float" office:value="0.245885404935283" calcext:value-type="float">
            <text:p>0.245885404935283</text:p>
          </table:table-cell>
        </table:table-row>
        <table:table-row table:style-name="ro1">
          <table:table-cell office:value-type="string" calcext:value-type="string">
            <text:p>TNFSF10</text:p>
          </table:table-cell>
          <table:table-cell office:value-type="string" calcext:value-type="string">
            <text:p>gene</text:p>
          </table:table-cell>
          <table:table-cell office:value-type="float" office:value="7.77367661053065" calcext:value-type="float">
            <text:p>7.77367661053065</text:p>
          </table:table-cell>
          <table:table-cell office:value-type="float" office:value="0.1285709339745" calcext:value-type="float">
            <text:p>0.1285709339745</text:p>
          </table:table-cell>
          <table:table-cell office:value-type="float" office:value="0.249952377520325" calcext:value-type="float">
            <text:p>0.249952377520325</text:p>
          </table:table-cell>
        </table:table-row>
        <table:table-row table:style-name="ro1">
          <table:table-cell office:value-type="string" calcext:value-type="string">
            <text:p>CDKN1A</text:p>
          </table:table-cell>
          <table:table-cell office:value-type="string" calcext:value-type="string">
            <text:p>gene</text:p>
          </table:table-cell>
          <table:table-cell office:value-type="float" office:value="4.7920826176528" calcext:value-type="float">
            <text:p>4.7920826176528</text:p>
          </table:table-cell>
          <table:table-cell office:value-type="float" office:value="0.0000479342516561676" calcext:value-type="float">
            <text:p>4.79342516561676E-05</text:p>
          </table:table-cell>
          <table:table-cell office:value-type="float" office:value="0.0125451770442514" calcext:value-type="float">
            <text:p>0.012545177044251</text:p>
          </table:table-cell>
        </table:table-row>
        <table:table-row table:style-name="ro1">
          <table:table-cell office:value-type="string" calcext:value-type="string">
            <text:p>ZNF226</text:p>
          </table:table-cell>
          <table:table-cell office:value-type="string" calcext:value-type="string">
            <text:p>gene</text:p>
          </table:table-cell>
          <table:table-cell office:value-type="float" office:value="4.3412695423803" calcext:value-type="float">
            <text:p>4.3412695423803</text:p>
          </table:table-cell>
          <table:table-cell office:value-type="float" office:value="0.000211923028982319" calcext:value-type="float">
            <text:p>0.000211923028982</text:p>
          </table:table-cell>
          <table:table-cell office:value-type="float" office:value="0.0154784205306355" calcext:value-type="float">
            <text:p>0.015478420530636</text:p>
          </table:table-cell>
        </table:table-row>
        <table:table-row table:style-name="ro1">
          <table:table-cell office:value-type="string" calcext:value-type="string">
            <text:p>PDGFRL</text:p>
          </table:table-cell>
          <table:table-cell office:value-type="string" calcext:value-type="string">
            <text:p>gene</text:p>
          </table:table-cell>
          <table:table-cell office:value-type="float" office:value="4.26251182332271" calcext:value-type="float">
            <text:p>4.26251182332271</text:p>
          </table:table-cell>
          <table:table-cell office:value-type="float" office:value="0.000102972296794235" calcext:value-type="float">
            <text:p>0.000102972296794</text:p>
          </table:table-cell>
          <table:table-cell office:value-type="float" office:value="0.0147572689786368" calcext:value-type="float">
            <text:p>0.014757268978637</text:p>
          </table:table-cell>
        </table:table-row>
        <table:table-row table:style-name="ro1">
          <table:table-cell office:value-type="string" calcext:value-type="string">
            <text:p>GDF15</text:p>
          </table:table-cell>
          <table:table-cell office:value-type="string" calcext:value-type="string">
            <text:p>gene</text:p>
          </table:table-cell>
          <table:table-cell office:value-type="float" office:value="4.14762168928653" calcext:value-type="float">
            <text:p>4.14762168928653</text:p>
          </table:table-cell>
          <table:table-cell office:value-type="float" office:value="0.0000193599067069838" calcext:value-type="float">
            <text:p>1.93599067069838E-05</text:p>
          </table:table-cell>
          <table:table-cell office:value-type="float" office:value="0.00883519234456287" calcext:value-type="float">
            <text:p>0.008835192344563</text:p>
          </table:table-cell>
        </table:table-row>
        <table:table-row table:style-name="ro1">
          <table:table-cell office:value-type="string" calcext:value-type="string">
            <text:p>FOS</text:p>
          </table:table-cell>
          <table:table-cell office:value-type="string" calcext:value-type="string">
            <text:p>gene</text:p>
          </table:table-cell>
          <table:table-cell office:value-type="float" office:value="4.04764502796969" calcext:value-type="float">
            <text:p>4.04764502796969</text:p>
          </table:table-cell>
          <table:table-cell office:value-type="float" office:value="0.00324222136829111" calcext:value-type="float">
            <text:p>0.003242221368291</text:p>
          </table:table-cell>
          <table:table-cell office:value-type="float" office:value="0.0320036444067714" calcext:value-type="float">
            <text:p>0.032003644406771</text:p>
          </table:table-cell>
        </table:table-row>
        <table:table-row table:style-name="ro1">
          <table:table-cell office:value-type="string" calcext:value-type="string">
            <text:p>IL13RA2</text:p>
          </table:table-cell>
          <table:table-cell office:value-type="string" calcext:value-type="string">
            <text:p>gene</text:p>
          </table:table-cell>
          <table:table-cell office:value-type="float" office:value="4.01520853796706" calcext:value-type="float">
            <text:p>4.01520853796706</text:p>
          </table:table-cell>
          <table:table-cell office:value-type="float" office:value="0.131624769568509" calcext:value-type="float">
            <text:p>0.131624769568509</text:p>
          </table:table-cell>
          <table:table-cell office:value-type="float" office:value="0.253383564728154" calcext:value-type="float">
            <text:p>0.253383564728154</text:p>
          </table:table-cell>
        </table:table-row>
        <table:table-row table:style-name="ro1">
          <table:table-cell office:value-type="string" calcext:value-type="string">
            <text:p>SPARC</text:p>
          </table:table-cell>
          <table:table-cell office:value-type="string" calcext:value-type="string">
            <text:p>gene</text:p>
          </table:table-cell>
          <table:table-cell office:value-type="float" office:value="3.86764029658455" calcext:value-type="float">
            <text:p>3.86764029658455</text:p>
          </table:table-cell>
          <table:table-cell office:value-type="float" office:value="0.126406217889325" calcext:value-type="float">
            <text:p>0.126406217889325</text:p>
          </table:table-cell>
          <table:table-cell office:value-type="float" office:value="0.248667969618344" calcext:value-type="float">
            <text:p>0.248667969618344</text:p>
          </table:table-cell>
        </table:table-row>
        <table:table-row table:style-name="ro1">
          <table:table-cell office:value-type="string" calcext:value-type="string">
            <text:p>SPSB3</text:p>
          </table:table-cell>
          <table:table-cell office:value-type="string" calcext:value-type="string">
            <text:p>gene</text:p>
          </table:table-cell>
          <table:table-cell office:value-type="float" office:value="3.71032824524333" calcext:value-type="float">
            <text:p>3.71032824524333</text:p>
          </table:table-cell>
          <table:table-cell office:value-type="float" office:value="0.077753207245485" calcext:value-type="float">
            <text:p>0.077753207245485</text:p>
          </table:table-cell>
          <table:table-cell office:value-type="float" office:value="0.180494184682187" calcext:value-type="float">
            <text:p>0.180494184682187</text:p>
          </table:table-cell>
        </table:table-row>
        <table:table-row table:style-name="ro1">
          <table:table-cell office:value-type="string" calcext:value-type="string">
            <text:p>SMAD2</text:p>
          </table:table-cell>
          <table:table-cell office:value-type="string" calcext:value-type="string">
            <text:p>gene</text:p>
          </table:table-cell>
          <table:table-cell office:value-type="float" office:value="3.63738190501773" calcext:value-type="float">
            <text:p>3.63738190501773</text:p>
          </table:table-cell>
          <table:table-cell office:value-type="float" office:value="0.10573336552319" calcext:value-type="float">
            <text:p>0.10573336552319</text:p>
          </table:table-cell>
          <table:table-cell office:value-type="float" office:value="0.221780727232177" calcext:value-type="float">
            <text:p>0.221780727232177</text:p>
          </table:table-cell>
        </table:table-row>
        <table:table-row table:style-name="ro1">
          <table:table-cell office:value-type="string" calcext:value-type="string">
            <text:p>ARMC9</text:p>
          </table:table-cell>
          <table:table-cell office:value-type="string" calcext:value-type="string">
            <text:p>gene</text:p>
          </table:table-cell>
          <table:table-cell office:value-type="float" office:value="3.49816931106473" calcext:value-type="float">
            <text:p>3.49816931106473</text:p>
          </table:table-cell>
          <table:table-cell office:value-type="float" office:value="0.131137614187726" calcext:value-type="float">
            <text:p>0.131137614187726</text:p>
          </table:table-cell>
          <table:table-cell office:value-type="float" office:value="0.252893688324697" calcext:value-type="float">
            <text:p>0.252893688324697</text:p>
          </table:table-cell>
        </table:table-row>
        <table:table-row table:style-name="ro1">
          <table:table-cell office:value-type="string" calcext:value-type="string">
            <text:p>SERPINE1</text:p>
          </table:table-cell>
          <table:table-cell office:value-type="string" calcext:value-type="string">
            <text:p>gene</text:p>
          </table:table-cell>
          <table:table-cell office:value-type="float" office:value="3.47568998915579" calcext:value-type="float">
            <text:p>3.47568998915579</text:p>
          </table:table-cell>
          <table:table-cell office:value-type="float" office:value="0.0380450312921323" calcext:value-type="float">
            <text:p>0.038045031292132</text:p>
          </table:table-cell>
          <table:table-cell office:value-type="float" office:value="0.11487623084962" calcext:value-type="float">
            <text:p>0.11487623084962</text:p>
          </table:table-cell>
        </table:table-row>
        <table:table-row table:style-name="ro1">
          <table:table-cell office:value-type="string" calcext:value-type="string">
            <text:p>CDKN2A</text:p>
          </table:table-cell>
          <table:table-cell office:value-type="string" calcext:value-type="string">
            <text:p>gene</text:p>
          </table:table-cell>
          <table:table-cell office:value-type="float" office:value="3.46404375241862" calcext:value-type="float">
            <text:p>3.46404375241862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MVP</text:p>
          </table:table-cell>
          <table:table-cell office:value-type="string" calcext:value-type="string">
            <text:p>gene</text:p>
          </table:table-cell>
          <table:table-cell office:value-type="float" office:value="3.4617262988309" calcext:value-type="float">
            <text:p>3.4617262988309</text:p>
          </table:table-cell>
          <table:table-cell office:value-type="float" office:value="0.000525837267796647" calcext:value-type="float">
            <text:p>0.000525837267797</text:p>
          </table:table-cell>
          <table:table-cell office:value-type="float" office:value="0.0172828012457351" calcext:value-type="float">
            <text:p>0.017282801245735</text:p>
          </table:table-cell>
        </table:table-row>
        <table:table-row table:style-name="ro1">
          <table:table-cell office:value-type="string" calcext:value-type="string">
            <text:p>AARSD1</text:p>
          </table:table-cell>
          <table:table-cell office:value-type="string" calcext:value-type="string">
            <text:p>gene</text:p>
          </table:table-cell>
          <table:table-cell office:value-type="float" office:value="3.39016892283473" calcext:value-type="float">
            <text:p>3.39016892283473</text:p>
          </table:table-cell>
          <table:table-cell office:value-type="float" office:value="0.451738778400094" calcext:value-type="float">
            <text:p>0.451738778400094</text:p>
          </table:table-cell>
          <table:table-cell office:value-type="float" office:value="0.587370938709665" calcext:value-type="float">
            <text:p>0.587370938709665</text:p>
          </table:table-cell>
        </table:table-row>
        <table:table-row table:style-name="ro1">
          <table:table-cell office:value-type="string" calcext:value-type="string">
            <text:p>ACTA2</text:p>
          </table:table-cell>
          <table:table-cell office:value-type="string" calcext:value-type="string">
            <text:p>gene</text:p>
          </table:table-cell>
          <table:table-cell office:value-type="float" office:value="3.30624139487916" calcext:value-type="float">
            <text:p>3.30624139487916</text:p>
          </table:table-cell>
          <table:table-cell office:value-type="float" office:value="0.000113361715195048" calcext:value-type="float">
            <text:p>0.000113361715195</text:p>
          </table:table-cell>
          <table:table-cell office:value-type="float" office:value="0.0147572689786368" calcext:value-type="float">
            <text:p>0.014757268978637</text:p>
          </table:table-cell>
        </table:table-row>
        <table:table-row table:style-name="ro1">
          <table:table-cell office:value-type="string" calcext:value-type="string">
            <text:p>EGR1</text:p>
          </table:table-cell>
          <table:table-cell office:value-type="string" calcext:value-type="string">
            <text:p>gene</text:p>
          </table:table-cell>
          <table:table-cell office:value-type="float" office:value="3.28806706786693" calcext:value-type="float">
            <text:p>3.28806706786693</text:p>
          </table:table-cell>
          <table:table-cell office:value-type="float" office:value="0.000989481322691166" calcext:value-type="float">
            <text:p>0.000989481322691</text:p>
          </table:table-cell>
          <table:table-cell office:value-type="float" office:value="0.0210938138705509" calcext:value-type="float">
            <text:p>0.021093813870551</text:p>
          </table:table-cell>
        </table:table-row>
        <table:table-row table:style-name="ro1">
          <table:table-cell office:value-type="string" calcext:value-type="string">
            <text:p>MELTF</text:p>
          </table:table-cell>
          <table:table-cell office:value-type="string" calcext:value-type="string">
            <text:p>gene</text:p>
          </table:table-cell>
          <table:table-cell office:value-type="float" office:value="3.26341416063626" calcext:value-type="float">
            <text:p>3.26341416063626</text:p>
          </table:table-cell>
          <table:table-cell office:value-type="float" office:value="0.0165815633875871" calcext:value-type="float">
            <text:p>0.016581563387587</text:p>
          </table:table-cell>
          <table:table-cell office:value-type="float" office:value="0.0706370561211387" calcext:value-type="float">
            <text:p>0.070637056121139</text:p>
          </table:table-cell>
        </table:table-row>
        <table:table-row table:style-name="ro1">
          <table:table-cell office:value-type="string" calcext:value-type="string">
            <text:p>ANPEP</text:p>
          </table:table-cell>
          <table:table-cell office:value-type="string" calcext:value-type="string">
            <text:p>gene</text:p>
          </table:table-cell>
          <table:table-cell office:value-type="float" office:value="3.25248204188814" calcext:value-type="float">
            <text:p>3.25248204188814</text:p>
          </table:table-cell>
          <table:table-cell office:value-type="float" office:value="0.126334733729577" calcext:value-type="float">
            <text:p>0.126334733729577</text:p>
          </table:table-cell>
          <table:table-cell office:value-type="float" office:value="0.248593075627626" calcext:value-type="float">
            <text:p>0.248593075627626</text:p>
          </table:table-cell>
        </table:table-row>
        <table:table-row table:style-name="ro1">
          <table:table-cell office:value-type="string" calcext:value-type="string">
            <text:p>RBFOX2</text:p>
          </table:table-cell>
          <table:table-cell office:value-type="string" calcext:value-type="string">
            <text:p>gene</text:p>
          </table:table-cell>
          <table:table-cell office:value-type="float" office:value="3.1748287382646" calcext:value-type="float">
            <text:p>3.1748287382646</text:p>
          </table:table-cell>
          <table:table-cell office:value-type="float" office:value="0.21665262127134" calcext:value-type="float">
            <text:p>0.21665262127134</text:p>
          </table:table-cell>
          <table:table-cell office:value-type="float" office:value="0.357167184192061" calcext:value-type="float">
            <text:p>0.357167184192061</text:p>
          </table:table-cell>
        </table:table-row>
        <table:table-row table:style-name="ro1">
          <table:table-cell office:value-type="string" calcext:value-type="string">
            <text:p>COL6A2</text:p>
          </table:table-cell>
          <table:table-cell office:value-type="string" calcext:value-type="string">
            <text:p>gene</text:p>
          </table:table-cell>
          <table:table-cell office:value-type="float" office:value="3.16690777248752" calcext:value-type="float">
            <text:p>3.16690777248752</text:p>
          </table:table-cell>
          <table:table-cell office:value-type="float" office:value="0.142543657144168" calcext:value-type="float">
            <text:p>0.142543657144168</text:p>
          </table:table-cell>
          <table:table-cell office:value-type="float" office:value="0.26841933919327" calcext:value-type="float">
            <text:p>0.26841933919327</text:p>
          </table:table-cell>
        </table:table-row>
        <table:table-row table:style-name="ro1">
          <table:table-cell office:value-type="string" calcext:value-type="string">
            <text:p>LCE2A</text:p>
          </table:table-cell>
          <table:table-cell office:value-type="string" calcext:value-type="string">
            <text:p>gene</text:p>
          </table:table-cell>
          <table:table-cell office:value-type="float" office:value="3.09471999641949" calcext:value-type="float">
            <text:p>3.09471999641949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SERPINB7</text:p>
          </table:table-cell>
          <table:table-cell office:value-type="string" calcext:value-type="string">
            <text:p>gene</text:p>
          </table:table-cell>
          <table:table-cell office:value-type="float" office:value="3.02140814049129" calcext:value-type="float">
            <text:p>3.02140814049129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P2RX6</text:p>
          </table:table-cell>
          <table:table-cell office:value-type="string" calcext:value-type="string">
            <text:p>gene</text:p>
          </table:table-cell>
          <table:table-cell office:value-type="float" office:value="2.95028839067777" calcext:value-type="float">
            <text:p>2.95028839067777</text:p>
          </table:table-cell>
          <table:table-cell office:value-type="float" office:value="0.120915080517271" calcext:value-type="float">
            <text:p>0.120915080517271</text:p>
          </table:table-cell>
          <table:table-cell office:value-type="float" office:value="0.24157040790776" calcext:value-type="float">
            <text:p>0.24157040790776</text:p>
          </table:table-cell>
        </table:table-row>
        <table:table-row table:style-name="ro1">
          <table:table-cell office:value-type="string" calcext:value-type="string">
            <text:p>CPA4</text:p>
          </table:table-cell>
          <table:table-cell office:value-type="string" calcext:value-type="string">
            <text:p>gene</text:p>
          </table:table-cell>
          <table:table-cell office:value-type="float" office:value="2.92948736750919" calcext:value-type="float">
            <text:p>2.92948736750919</text:p>
          </table:table-cell>
          <table:table-cell office:value-type="float" office:value="0.00223513327243752" calcext:value-type="float">
            <text:p>0.002235133272438</text:p>
          </table:table-cell>
          <table:table-cell office:value-type="float" office:value="0.0273638697459472" calcext:value-type="float">
            <text:p>0.027363869745947</text:p>
          </table:table-cell>
        </table:table-row>
        <table:table-row table:style-name="ro1">
          <table:table-cell office:value-type="string" calcext:value-type="string">
            <text:p>ARHGDIB</text:p>
          </table:table-cell>
          <table:table-cell office:value-type="string" calcext:value-type="string">
            <text:p>gene</text:p>
          </table:table-cell>
          <table:table-cell office:value-type="float" office:value="2.92783719066779" calcext:value-type="float">
            <text:p>2.92783719066779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NDRG1</text:p>
          </table:table-cell>
          <table:table-cell office:value-type="string" calcext:value-type="string">
            <text:p>gene</text:p>
          </table:table-cell>
          <table:table-cell office:value-type="float" office:value="2.92532490223638" calcext:value-type="float">
            <text:p>2.92532490223638</text:p>
          </table:table-cell>
          <table:table-cell office:value-type="float" office:value="0.0868966046955308" calcext:value-type="float">
            <text:p>0.086896604695531</text:p>
          </table:table-cell>
          <table:table-cell office:value-type="float" office:value="0.194205689076224" calcext:value-type="float">
            <text:p>0.194205689076224</text:p>
          </table:table-cell>
        </table:table-row>
        <table:table-row table:style-name="ro1">
          <table:table-cell office:value-type="string" calcext:value-type="string">
            <text:p>BEX1</text:p>
          </table:table-cell>
          <table:table-cell office:value-type="string" calcext:value-type="string">
            <text:p>gene</text:p>
          </table:table-cell>
          <table:table-cell office:value-type="float" office:value="2.85134059623664" calcext:value-type="float">
            <text:p>2.85134059623664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AXL</text:p>
          </table:table-cell>
          <table:table-cell office:value-type="string" calcext:value-type="string">
            <text:p>gene</text:p>
          </table:table-cell>
          <table:table-cell office:value-type="float" office:value="2.83206322549719" calcext:value-type="float">
            <text:p>2.83206322549719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PCSK9</text:p>
          </table:table-cell>
          <table:table-cell office:value-type="string" calcext:value-type="string">
            <text:p>gene</text:p>
          </table:table-cell>
          <table:table-cell office:value-type="float" office:value="2.82863492504421" calcext:value-type="float">
            <text:p>2.82863492504421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CHKB</text:p>
          </table:table-cell>
          <table:table-cell office:value-type="string" calcext:value-type="string">
            <text:p>gene</text:p>
          </table:table-cell>
          <table:table-cell office:value-type="float" office:value="2.81889617926598" calcext:value-type="float">
            <text:p>2.81889617926598</text:p>
          </table:table-cell>
          <table:table-cell office:value-type="float" office:value="0.168901588103002" calcext:value-type="float">
            <text:p>0.168901588103002</text:p>
          </table:table-cell>
          <table:table-cell office:value-type="float" office:value="0.300197758119048" calcext:value-type="float">
            <text:p>0.300197758119048</text:p>
          </table:table-cell>
        </table:table-row>
        <table:table-row table:style-name="ro1">
          <table:table-cell office:value-type="string" calcext:value-type="string">
            <text:p>SPANXB1</text:p>
          </table:table-cell>
          <table:table-cell office:value-type="string" calcext:value-type="string">
            <text:p>gene</text:p>
          </table:table-cell>
          <table:table-cell office:value-type="float" office:value="2.81839095774258" calcext:value-type="float">
            <text:p>2.81839095774258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SLC66A1</text:p>
          </table:table-cell>
          <table:table-cell office:value-type="string" calcext:value-type="string">
            <text:p>gene</text:p>
          </table:table-cell>
          <table:table-cell office:value-type="float" office:value="2.79689868439553" calcext:value-type="float">
            <text:p>2.79689868439553</text:p>
          </table:table-cell>
          <table:table-cell office:value-type="float" office:value="0.165418334211609" calcext:value-type="float">
            <text:p>0.165418334211609</text:p>
          </table:table-cell>
          <table:table-cell office:value-type="float" office:value="0.29684332043762" calcext:value-type="float">
            <text:p>0.29684332043762</text:p>
          </table:table-cell>
        </table:table-row>
        <table:table-row table:style-name="ro1">
          <table:table-cell office:value-type="string" calcext:value-type="string">
            <text:p>SYTL2</text:p>
          </table:table-cell>
          <table:table-cell office:value-type="string" calcext:value-type="string">
            <text:p>gene</text:p>
          </table:table-cell>
          <table:table-cell office:value-type="float" office:value="2.7658594887252" calcext:value-type="float">
            <text:p>2.7658594887252</text:p>
          </table:table-cell>
          <table:table-cell office:value-type="float" office:value="0.285516610801652" calcext:value-type="float">
            <text:p>0.285516610801652</text:p>
          </table:table-cell>
          <table:table-cell office:value-type="float" office:value="0.433077183356635" calcext:value-type="float">
            <text:p>0.43307718335663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string" calcext:value-type="string">
            <text:p>gene</text:p>
          </table:table-cell>
          <table:table-cell office:value-type="float" office:value="2.74602947415267" calcext:value-type="float">
            <text:p>2.74602947415267</text:p>
          </table:table-cell>
          <table:table-cell office:value-type="float" office:value="0.000194438323139257" calcext:value-type="float">
            <text:p>0.000194438323139</text:p>
          </table:table-cell>
          <table:table-cell office:value-type="float" office:value="0.0153068251563755" calcext:value-type="float">
            <text:p>0.015306825156376</text:p>
          </table:table-cell>
        </table:table-row>
        <table:table-row table:style-name="ro1">
          <table:table-cell office:value-type="string" calcext:value-type="string">
            <text:p>SPANXA2</text:p>
          </table:table-cell>
          <table:table-cell office:value-type="string" calcext:value-type="string">
            <text:p>gene</text:p>
          </table:table-cell>
          <table:table-cell office:value-type="float" office:value="2.73292084568133" calcext:value-type="float">
            <text:p>2.73292084568133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FOSB</text:p>
          </table:table-cell>
          <table:table-cell office:value-type="string" calcext:value-type="string">
            <text:p>gene</text:p>
          </table:table-cell>
          <table:table-cell office:value-type="float" office:value="2.72656596957564" calcext:value-type="float">
            <text:p>2.72656596957564</text:p>
          </table:table-cell>
          <table:table-cell office:value-type="float" office:value="0.00984663757110105" calcext:value-type="float">
            <text:p>0.009846637571101</text:p>
          </table:table-cell>
          <table:table-cell office:value-type="float" office:value="0.0532831508478517" calcext:value-type="float">
            <text:p>0.053283150847852</text:p>
          </table:table-cell>
        </table:table-row>
        <table:table-row table:style-name="ro1">
          <table:table-cell office:value-type="string" calcext:value-type="string">
            <text:p>RPL15P2</text:p>
          </table:table-cell>
          <table:table-cell office:value-type="string" calcext:value-type="string">
            <text:p>gene</text:p>
          </table:table-cell>
          <table:table-cell office:value-type="float" office:value="2.70387379410327" calcext:value-type="float">
            <text:p>2.70387379410327</text:p>
          </table:table-cell>
          <table:table-cell office:value-type="float" office:value="0.460534472247955" calcext:value-type="float">
            <text:p>0.460534472247955</text:p>
          </table:table-cell>
          <table:table-cell office:value-type="float" office:value="0.595154871086186" calcext:value-type="float">
            <text:p>0.595154871086186</text:p>
          </table:table-cell>
        </table:table-row>
        <table:table-row table:style-name="ro1">
          <table:table-cell office:value-type="string" calcext:value-type="string">
            <text:p>ITGA3</text:p>
          </table:table-cell>
          <table:table-cell office:value-type="string" calcext:value-type="string">
            <text:p>gene</text:p>
          </table:table-cell>
          <table:table-cell office:value-type="float" office:value="2.69486051640439" calcext:value-type="float">
            <text:p>2.69486051640439</text:p>
          </table:table-cell>
          <table:table-cell office:value-type="float" office:value="0.0171436637209574" calcext:value-type="float">
            <text:p>0.017143663720957</text:p>
          </table:table-cell>
          <table:table-cell office:value-type="float" office:value="0.0718990180856389" calcext:value-type="float">
            <text:p>0.071899018085639</text:p>
          </table:table-cell>
        </table:table-row>
        <table:table-row table:style-name="ro1">
          <table:table-cell office:value-type="string" calcext:value-type="string">
            <text:p>EPS8L2</text:p>
          </table:table-cell>
          <table:table-cell office:value-type="string" calcext:value-type="string">
            <text:p>gene</text:p>
          </table:table-cell>
          <table:table-cell office:value-type="float" office:value="2.68267199984659" calcext:value-type="float">
            <text:p>2.68267199984659</text:p>
          </table:table-cell>
          <table:table-cell office:value-type="float" office:value="0.000136699557002462" calcext:value-type="float">
            <text:p>0.000136699557002</text:p>
          </table:table-cell>
          <table:table-cell office:value-type="float" office:value="0.0147572689786368" calcext:value-type="float">
            <text:p>0.014757268978637</text:p>
          </table:table-cell>
        </table:table-row>
        <table:table-row table:style-name="ro1">
          <table:table-cell office:value-type="string" calcext:value-type="string">
            <text:p>SPANXA1</text:p>
          </table:table-cell>
          <table:table-cell office:value-type="string" calcext:value-type="string">
            <text:p>gene</text:p>
          </table:table-cell>
          <table:table-cell office:value-type="float" office:value="2.68185612940018" calcext:value-type="float">
            <text:p>2.68185612940018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WNT5B</text:p>
          </table:table-cell>
          <table:table-cell office:value-type="string" calcext:value-type="string">
            <text:p>gene</text:p>
          </table:table-cell>
          <table:table-cell office:value-type="float" office:value="2.6561577461636" calcext:value-type="float">
            <text:p>2.6561577461636</text:p>
          </table:table-cell>
          <table:table-cell office:value-type="float" office:value="0.116216228110009" calcext:value-type="float">
            <text:p>0.116216228110009</text:p>
          </table:table-cell>
          <table:table-cell office:value-type="float" office:value="0.235727572829463" calcext:value-type="float">
            <text:p>0.235727572829463</text:p>
          </table:table-cell>
        </table:table-row>
        <table:table-row table:style-name="ro1">
          <table:table-cell office:value-type="string" calcext:value-type="string">
            <text:p>BTG2</text:p>
          </table:table-cell>
          <table:table-cell office:value-type="string" calcext:value-type="string">
            <text:p>gene</text:p>
          </table:table-cell>
          <table:table-cell office:value-type="float" office:value="2.64852722731068" calcext:value-type="float">
            <text:p>2.64852722731068</text:p>
          </table:table-cell>
          <table:table-cell office:value-type="float" office:value="0.000189184972406942" calcext:value-type="float">
            <text:p>0.000189184972407</text:p>
          </table:table-cell>
          <table:table-cell office:value-type="float" office:value="0.0153068251563755" calcext:value-type="float">
            <text:p>0.015306825156376</text:p>
          </table:table-cell>
        </table:table-row>
        <table:table-row table:style-name="ro1">
          <table:table-cell office:value-type="string" calcext:value-type="string">
            <text:p>PHLDA3</text:p>
          </table:table-cell>
          <table:table-cell office:value-type="string" calcext:value-type="string">
            <text:p>gene</text:p>
          </table:table-cell>
          <table:table-cell office:value-type="float" office:value="2.64046847361124" calcext:value-type="float">
            <text:p>2.64046847361124</text:p>
          </table:table-cell>
          <table:table-cell office:value-type="float" office:value="0.0000748238941536972" calcext:value-type="float">
            <text:p>7.48238941536972E-05</text:p>
          </table:table-cell>
          <table:table-cell office:value-type="float" office:value="0.0132545183929406" calcext:value-type="float">
            <text:p>0.013254518392941</text:p>
          </table:table-cell>
        </table:table-row>
        <table:table-row table:style-name="ro1">
          <table:table-cell office:value-type="string" calcext:value-type="string">
            <text:p>MTRF1</text:p>
          </table:table-cell>
          <table:table-cell office:value-type="string" calcext:value-type="string">
            <text:p>gene</text:p>
          </table:table-cell>
          <table:table-cell office:value-type="float" office:value="2.62762705839077" calcext:value-type="float">
            <text:p>2.62762705839077</text:p>
          </table:table-cell>
          <table:table-cell office:value-type="float" office:value="0.124248404763821" calcext:value-type="float">
            <text:p>0.124248404763821</text:p>
          </table:table-cell>
          <table:table-cell office:value-type="float" office:value="0.245984069037474" calcext:value-type="float">
            <text:p>0.245984069037474</text:p>
          </table:table-cell>
        </table:table-row>
        <table:table-row table:style-name="ro1">
          <table:table-cell office:value-type="string" calcext:value-type="string">
            <text:p>SNORD58A</text:p>
          </table:table-cell>
          <table:table-cell office:value-type="string" calcext:value-type="string">
            <text:p>gene</text:p>
          </table:table-cell>
          <table:table-cell office:value-type="float" office:value="2.62522047999931" calcext:value-type="float">
            <text:p>2.62522047999931</text:p>
          </table:table-cell>
          <table:table-cell office:value-type="float" office:value="0.0017853422406382" calcext:value-type="float">
            <text:p>0.001785342240638</text:p>
          </table:table-cell>
          <table:table-cell office:value-type="float" office:value="0.025600798534261" calcext:value-type="float">
            <text:p>0.025600798534261</text:p>
          </table:table-cell>
        </table:table-row>
        <table:table-row table:style-name="ro1">
          <table:table-cell office:value-type="string" calcext:value-type="string">
            <text:p>TRIM3</text:p>
          </table:table-cell>
          <table:table-cell office:value-type="string" calcext:value-type="string">
            <text:p>gene</text:p>
          </table:table-cell>
          <table:table-cell office:value-type="float" office:value="2.61883102647858" calcext:value-type="float">
            <text:p>2.61883102647858</text:p>
          </table:table-cell>
          <table:table-cell office:value-type="float" office:value="0.166785212604215" calcext:value-type="float">
            <text:p>0.166785212604215</text:p>
          </table:table-cell>
          <table:table-cell office:value-type="float" office:value="0.297897730474177" calcext:value-type="float">
            <text:p>0.297897730474177</text:p>
          </table:table-cell>
        </table:table-row>
        <table:table-row table:style-name="ro1">
          <table:table-cell office:value-type="string" calcext:value-type="string">
            <text:p>GIN1</text:p>
          </table:table-cell>
          <table:table-cell office:value-type="string" calcext:value-type="string">
            <text:p>gene</text:p>
          </table:table-cell>
          <table:table-cell office:value-type="float" office:value="2.56900589929096" calcext:value-type="float">
            <text:p>2.56900589929096</text:p>
          </table:table-cell>
          <table:table-cell office:value-type="float" office:value="0.0741198981771545" calcext:value-type="float">
            <text:p>0.074119898177155</text:p>
          </table:table-cell>
          <table:table-cell office:value-type="float" office:value="0.175119734022874" calcext:value-type="float">
            <text:p>0.175119734022874</text:p>
          </table:table-cell>
        </table:table-row>
        <table:table-row table:style-name="ro1">
          <table:table-cell office:value-type="string" calcext:value-type="string">
            <text:p>COL1A2</text:p>
          </table:table-cell>
          <table:table-cell office:value-type="string" calcext:value-type="string">
            <text:p>gene</text:p>
          </table:table-cell>
          <table:table-cell office:value-type="float" office:value="2.55664496347125" calcext:value-type="float">
            <text:p>2.55664496347125</text:p>
          </table:table-cell>
          <table:table-cell office:value-type="float" office:value="0.130954851202944" calcext:value-type="float">
            <text:p>0.130954851202944</text:p>
          </table:table-cell>
          <table:table-cell office:value-type="float" office:value="0.25267222327539" calcext:value-type="float">
            <text:p>0.25267222327539</text:p>
          </table:table-cell>
        </table:table-row>
        <table:table-row table:style-name="ro1">
          <table:table-cell office:value-type="string" calcext:value-type="string">
            <text:p>SLC20A2</text:p>
          </table:table-cell>
          <table:table-cell office:value-type="string" calcext:value-type="string">
            <text:p>gene</text:p>
          </table:table-cell>
          <table:table-cell office:value-type="float" office:value="2.54559253558022" calcext:value-type="float">
            <text:p>2.54559253558022</text:p>
          </table:table-cell>
          <table:table-cell office:value-type="float" office:value="0.203780169215252" calcext:value-type="float">
            <text:p>0.203780169215252</text:p>
          </table:table-cell>
          <table:table-cell office:value-type="float" office:value="0.341469472739071" calcext:value-type="float">
            <text:p>0.341469472739071</text:p>
          </table:table-cell>
        </table:table-row>
        <table:table-row table:style-name="ro1">
          <table:table-cell office:value-type="string" calcext:value-type="string">
            <text:p>CYGB</text:p>
          </table:table-cell>
          <table:table-cell office:value-type="string" calcext:value-type="string">
            <text:p>gene</text:p>
          </table:table-cell>
          <table:table-cell office:value-type="float" office:value="2.54201220735063" calcext:value-type="float">
            <text:p>2.54201220735063</text:p>
          </table:table-cell>
          <table:table-cell office:value-type="float" office:value="0.00000527261301042081" calcext:value-type="float">
            <text:p>5.27261301042081E-06</text:p>
          </table:table-cell>
          <table:table-cell office:value-type="float" office:value="0.00551453957243663" calcext:value-type="float">
            <text:p>0.005514539572437</text:p>
          </table:table-cell>
        </table:table-row>
        <table:table-row table:style-name="ro1">
          <table:table-cell office:value-type="string" calcext:value-type="string">
            <text:p>ARRDC1</text:p>
          </table:table-cell>
          <table:table-cell office:value-type="string" calcext:value-type="string">
            <text:p>gene</text:p>
          </table:table-cell>
          <table:table-cell office:value-type="float" office:value="2.54129985158515" calcext:value-type="float">
            <text:p>2.54129985158515</text:p>
          </table:table-cell>
          <table:table-cell office:value-type="float" office:value="0.357348973167414" calcext:value-type="float">
            <text:p>0.357348973167414</text:p>
          </table:table-cell>
          <table:table-cell office:value-type="float" office:value="0.503060806124042" calcext:value-type="float">
            <text:p>0.503060806124042</text:p>
          </table:table-cell>
        </table:table-row>
        <table:table-row table:style-name="ro1">
          <table:table-cell office:value-type="string" calcext:value-type="string">
            <text:p>MOK</text:p>
          </table:table-cell>
          <table:table-cell office:value-type="string" calcext:value-type="string">
            <text:p>gene</text:p>
          </table:table-cell>
          <table:table-cell office:value-type="float" office:value="2.52611960303289" calcext:value-type="float">
            <text:p>2.52611960303289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H1-2</text:p>
          </table:table-cell>
          <table:table-cell office:value-type="string" calcext:value-type="string">
            <text:p>gene</text:p>
          </table:table-cell>
          <table:table-cell office:value-type="float" office:value="2.51551067976313" calcext:value-type="float">
            <text:p>2.51551067976313</text:p>
          </table:table-cell>
          <table:table-cell office:value-type="float" office:value="0.000459400780783881" calcext:value-type="float">
            <text:p>0.000459400780784</text:p>
          </table:table-cell>
          <table:table-cell office:value-type="float" office:value="0.0166697803587957" calcext:value-type="float">
            <text:p>0.016669780358796</text:p>
          </table:table-cell>
        </table:table-row>
        <table:table-row table:style-name="ro1">
          <table:table-cell office:value-type="string" calcext:value-type="string">
            <text:p>ZPR1</text:p>
          </table:table-cell>
          <table:table-cell office:value-type="string" calcext:value-type="string">
            <text:p>gene</text:p>
          </table:table-cell>
          <table:table-cell office:value-type="float" office:value="2.50803135852355" calcext:value-type="float">
            <text:p>2.50803135852355</text:p>
          </table:table-cell>
          <table:table-cell office:value-type="float" office:value="0.149606890102392" calcext:value-type="float">
            <text:p>0.149606890102392</text:p>
          </table:table-cell>
          <table:table-cell office:value-type="float" office:value="0.277160174890885" calcext:value-type="float">
            <text:p>0.277160174890885</text:p>
          </table:table-cell>
        </table:table-row>
        <table:table-row table:style-name="ro1">
          <table:table-cell office:value-type="string" calcext:value-type="string">
            <text:p>NR4A1</text:p>
          </table:table-cell>
          <table:table-cell office:value-type="string" calcext:value-type="string">
            <text:p>gene</text:p>
          </table:table-cell>
          <table:table-cell office:value-type="float" office:value="2.49754105679465" calcext:value-type="float">
            <text:p>2.49754105679465</text:p>
          </table:table-cell>
          <table:table-cell office:value-type="float" office:value="0.000314185838676373" calcext:value-type="float">
            <text:p>0.000314185838676</text:p>
          </table:table-cell>
          <table:table-cell office:value-type="float" office:value="0.0159333303752134" calcext:value-type="float">
            <text:p>0.015933330375213</text:p>
          </table:table-cell>
        </table:table-row>
        <table:table-row table:style-name="ro1">
          <table:table-cell office:value-type="string" calcext:value-type="string">
            <text:p>EMP1</text:p>
          </table:table-cell>
          <table:table-cell office:value-type="string" calcext:value-type="string">
            <text:p>gene</text:p>
          </table:table-cell>
          <table:table-cell office:value-type="float" office:value="2.48001117463464" calcext:value-type="float">
            <text:p>2.48001117463464</text:p>
          </table:table-cell>
          <table:table-cell office:value-type="float" office:value="0.167633686619298" calcext:value-type="float">
            <text:p>0.167633686619298</text:p>
          </table:table-cell>
          <table:table-cell office:value-type="float" office:value="0.298849010598573" calcext:value-type="float">
            <text:p>0.298849010598573</text:p>
          </table:table-cell>
        </table:table-row>
        <table:table-row table:style-name="ro1">
          <table:table-cell office:value-type="string" calcext:value-type="string">
            <text:p>TICAM2</text:p>
          </table:table-cell>
          <table:table-cell office:value-type="string" calcext:value-type="string">
            <text:p>gene</text:p>
          </table:table-cell>
          <table:table-cell office:value-type="float" office:value="2.46839956611498" calcext:value-type="float">
            <text:p>2.46839956611498</text:p>
          </table:table-cell>
          <table:table-cell office:value-type="float" office:value="0.136939217737712" calcext:value-type="float">
            <text:p>0.136939217737712</text:p>
          </table:table-cell>
          <table:table-cell office:value-type="float" office:value="0.260236980834885" calcext:value-type="float">
            <text:p>0.260236980834885</text:p>
          </table:table-cell>
        </table:table-row>
        <table:table-row table:style-name="ro1">
          <table:table-cell office:value-type="string" calcext:value-type="string">
            <text:p>RNF207</text:p>
          </table:table-cell>
          <table:table-cell office:value-type="string" calcext:value-type="string">
            <text:p>gene</text:p>
          </table:table-cell>
          <table:table-cell office:value-type="float" office:value="2.46151693733548" calcext:value-type="float">
            <text:p>2.46151693733548</text:p>
          </table:table-cell>
          <table:table-cell office:value-type="float" office:value="0.0972820455644557" calcext:value-type="float">
            <text:p>0.097282045564456</text:p>
          </table:table-cell>
          <table:table-cell office:value-type="float" office:value="0.20930549999987" calcext:value-type="float">
            <text:p>0.20930549999987</text:p>
          </table:table-cell>
        </table:table-row>
        <table:table-row table:style-name="ro1">
          <table:table-cell office:value-type="string" calcext:value-type="string">
            <text:p>ZNF585A</text:p>
          </table:table-cell>
          <table:table-cell office:value-type="string" calcext:value-type="string">
            <text:p>gene</text:p>
          </table:table-cell>
          <table:table-cell office:value-type="float" office:value="2.45567714483055" calcext:value-type="float">
            <text:p>2.45567714483055</text:p>
          </table:table-cell>
          <table:table-cell office:value-type="float" office:value="0.328491790718258" calcext:value-type="float">
            <text:p>0.328491790718258</text:p>
          </table:table-cell>
          <table:table-cell office:value-type="float" office:value="0.475759961639836" calcext:value-type="float">
            <text:p>0.475759961639836</text:p>
          </table:table-cell>
        </table:table-row>
        <table:table-row table:style-name="ro1">
          <table:table-cell office:value-type="string" calcext:value-type="string">
            <text:p>RAC2</text:p>
          </table:table-cell>
          <table:table-cell office:value-type="string" calcext:value-type="string">
            <text:p>gene</text:p>
          </table:table-cell>
          <table:table-cell office:value-type="float" office:value="2.45245358202062" calcext:value-type="float">
            <text:p>2.45245358202062</text:p>
          </table:table-cell>
          <table:table-cell office:value-type="float" office:value="0.114490147936559" calcext:value-type="float">
            <text:p>0.114490147936559</text:p>
          </table:table-cell>
          <table:table-cell office:value-type="float" office:value="0.232994973895722" calcext:value-type="float">
            <text:p>0.232994973895722</text:p>
          </table:table-cell>
        </table:table-row>
        <table:table-row table:style-name="ro1">
          <table:table-cell office:value-type="string" calcext:value-type="string">
            <text:p>MMP14</text:p>
          </table:table-cell>
          <table:table-cell office:value-type="string" calcext:value-type="string">
            <text:p>gene</text:p>
          </table:table-cell>
          <table:table-cell office:value-type="float" office:value="2.4431454169396" calcext:value-type="float">
            <text:p>2.4431454169396</text:p>
          </table:table-cell>
          <table:table-cell office:value-type="float" office:value="0.126953062601794" calcext:value-type="float">
            <text:p>0.126953062601794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SLC51B</text:p>
          </table:table-cell>
          <table:table-cell office:value-type="string" calcext:value-type="string">
            <text:p>gene</text:p>
          </table:table-cell>
          <table:table-cell office:value-type="float" office:value="2.43631906327669" calcext:value-type="float">
            <text:p>2.43631906327669</text:p>
          </table:table-cell>
          <table:table-cell office:value-type="float" office:value="0.0491160087588285" calcext:value-type="float">
            <text:p>0.049116008758829</text:p>
          </table:table-cell>
          <table:table-cell office:value-type="float" office:value="0.134346729840325" calcext:value-type="float">
            <text:p>0.134346729840325</text:p>
          </table:table-cell>
        </table:table-row>
        <table:table-row table:style-name="ro1">
          <table:table-cell office:value-type="string" calcext:value-type="string">
            <text:p>CHTF8</text:p>
          </table:table-cell>
          <table:table-cell office:value-type="string" calcext:value-type="string">
            <text:p>gene</text:p>
          </table:table-cell>
          <table:table-cell office:value-type="float" office:value="2.42758669213623" calcext:value-type="float">
            <text:p>2.42758669213623</text:p>
          </table:table-cell>
          <table:table-cell office:value-type="float" office:value="0.34143055307411" calcext:value-type="float">
            <text:p>0.34143055307411</text:p>
          </table:table-cell>
          <table:table-cell office:value-type="float" office:value="0.487945315956854" calcext:value-type="float">
            <text:p>0.487945315956854</text:p>
          </table:table-cell>
        </table:table-row>
        <table:table-row table:style-name="ro1">
          <table:table-cell office:value-type="string" calcext:value-type="string">
            <text:p>EDA2R</text:p>
          </table:table-cell>
          <table:table-cell office:value-type="string" calcext:value-type="string">
            <text:p>gene</text:p>
          </table:table-cell>
          <table:table-cell office:value-type="float" office:value="2.4233244436996" calcext:value-type="float">
            <text:p>2.4233244436996</text:p>
          </table:table-cell>
          <table:table-cell office:value-type="float" office:value="0.0751228608846959" calcext:value-type="float">
            <text:p>0.075122860884696</text:p>
          </table:table-cell>
          <table:table-cell office:value-type="float" office:value="0.176927535606881" calcext:value-type="float">
            <text:p>0.176927535606881</text:p>
          </table:table-cell>
        </table:table-row>
        <table:table-row table:style-name="ro1">
          <table:table-cell office:value-type="string" calcext:value-type="string">
            <text:p>VTN</text:p>
          </table:table-cell>
          <table:table-cell office:value-type="string" calcext:value-type="string">
            <text:p>gene</text:p>
          </table:table-cell>
          <table:table-cell office:value-type="float" office:value="2.41577984685593" calcext:value-type="float">
            <text:p>2.41577984685593</text:p>
          </table:table-cell>
          <table:table-cell office:value-type="float" office:value="0.000294519937371729" calcext:value-type="float">
            <text:p>0.000294519937372</text:p>
          </table:table-cell>
          <table:table-cell office:value-type="float" office:value="0.0159333303752134" calcext:value-type="float">
            <text:p>0.015933330375213</text:p>
          </table:table-cell>
        </table:table-row>
        <table:table-row table:style-name="ro1">
          <table:table-cell office:value-type="string" calcext:value-type="string">
            <text:p>KSR1</text:p>
          </table:table-cell>
          <table:table-cell office:value-type="string" calcext:value-type="string">
            <text:p>gene</text:p>
          </table:table-cell>
          <table:table-cell office:value-type="float" office:value="2.37060809941571" calcext:value-type="float">
            <text:p>2.37060809941571</text:p>
          </table:table-cell>
          <table:table-cell office:value-type="float" office:value="0.0515820683918163" calcext:value-type="float">
            <text:p>0.051582068391816</text:p>
          </table:table-cell>
          <table:table-cell office:value-type="float" office:value="0.138395452158353" calcext:value-type="float">
            <text:p>0.138395452158353</text:p>
          </table:table-cell>
        </table:table-row>
        <table:table-row table:style-name="ro1">
          <table:table-cell office:value-type="string" calcext:value-type="string">
            <text:p>ABI3BP</text:p>
          </table:table-cell>
          <table:table-cell office:value-type="string" calcext:value-type="string">
            <text:p>gene</text:p>
          </table:table-cell>
          <table:table-cell office:value-type="float" office:value="2.36997383266306" calcext:value-type="float">
            <text:p>2.36997383266306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LENG8</text:p>
          </table:table-cell>
          <table:table-cell office:value-type="string" calcext:value-type="string">
            <text:p>gene</text:p>
          </table:table-cell>
          <table:table-cell office:value-type="float" office:value="2.36861436877771" calcext:value-type="float">
            <text:p>2.36861436877771</text:p>
          </table:table-cell>
          <table:table-cell office:value-type="float" office:value="0.0757901150054627" calcext:value-type="float">
            <text:p>0.075790115005463</text:p>
          </table:table-cell>
          <table:table-cell office:value-type="float" office:value="0.178013332321545" calcext:value-type="float">
            <text:p>0.178013332321545</text:p>
          </table:table-cell>
        </table:table-row>
        <table:table-row table:style-name="ro1">
          <table:table-cell office:value-type="string" calcext:value-type="string">
            <text:p>CSNK1E</text:p>
          </table:table-cell>
          <table:table-cell office:value-type="string" calcext:value-type="string">
            <text:p>gene</text:p>
          </table:table-cell>
          <table:table-cell office:value-type="float" office:value="2.36049672971411" calcext:value-type="float">
            <text:p>2.36049672971411</text:p>
          </table:table-cell>
          <table:table-cell office:value-type="float" office:value="0.373911302113717" calcext:value-type="float">
            <text:p>0.373911302113717</text:p>
          </table:table-cell>
          <table:table-cell office:value-type="float" office:value="0.519278563856285" calcext:value-type="float">
            <text:p>0.519278563856285</text:p>
          </table:table-cell>
        </table:table-row>
        <table:table-row table:style-name="ro1">
          <table:table-cell office:value-type="string" calcext:value-type="string">
            <text:p>PIDD1</text:p>
          </table:table-cell>
          <table:table-cell office:value-type="string" calcext:value-type="string">
            <text:p>gene</text:p>
          </table:table-cell>
          <table:table-cell office:value-type="float" office:value="2.35379314377252" calcext:value-type="float">
            <text:p>2.35379314377252</text:p>
          </table:table-cell>
          <table:table-cell office:value-type="float" office:value="0.186273946868228" calcext:value-type="float">
            <text:p>0.186273946868228</text:p>
          </table:table-cell>
          <table:table-cell office:value-type="float" office:value="0.322297247604561" calcext:value-type="float">
            <text:p>0.322297247604561</text:p>
          </table:table-cell>
        </table:table-row>
        <table:table-row table:style-name="ro1">
          <table:table-cell office:value-type="string" calcext:value-type="string">
            <text:p>TPBG</text:p>
          </table:table-cell>
          <table:table-cell office:value-type="string" calcext:value-type="string">
            <text:p>gene</text:p>
          </table:table-cell>
          <table:table-cell office:value-type="float" office:value="2.34048297706063" calcext:value-type="float">
            <text:p>2.34048297706063</text:p>
          </table:table-cell>
          <table:table-cell office:value-type="float" office:value="0.0829889368926234" calcext:value-type="float">
            <text:p>0.082988936892623</text:p>
          </table:table-cell>
          <table:table-cell office:value-type="float" office:value="0.188382428332617" calcext:value-type="float">
            <text:p>0.188382428332617</text:p>
          </table:table-cell>
        </table:table-row>
        <table:table-row table:style-name="ro1">
          <table:table-cell office:value-type="string" calcext:value-type="string">
            <text:p>ZDHHC1</text:p>
          </table:table-cell>
          <table:table-cell office:value-type="string" calcext:value-type="string">
            <text:p>gene</text:p>
          </table:table-cell>
          <table:table-cell office:value-type="float" office:value="2.3403157518028" calcext:value-type="float">
            <text:p>2.3403157518028</text:p>
          </table:table-cell>
          <table:table-cell office:value-type="float" office:value="0.0340859499146033" calcext:value-type="float">
            <text:p>0.034085949914603</text:p>
          </table:table-cell>
          <table:table-cell office:value-type="float" office:value="0.107560614760281" calcext:value-type="float">
            <text:p>0.107560614760281</text:p>
          </table:table-cell>
        </table:table-row>
        <table:table-row table:style-name="ro1">
          <table:table-cell office:value-type="string" calcext:value-type="string">
            <text:p>CRELD1</text:p>
          </table:table-cell>
          <table:table-cell office:value-type="string" calcext:value-type="string">
            <text:p>gene</text:p>
          </table:table-cell>
          <table:table-cell office:value-type="float" office:value="2.33099790475281" calcext:value-type="float">
            <text:p>2.33099790475281</text:p>
          </table:table-cell>
          <table:table-cell office:value-type="float" office:value="0.196371221369302" calcext:value-type="float">
            <text:p>0.196371221369302</text:p>
          </table:table-cell>
          <table:table-cell office:value-type="float" office:value="0.333638247770634" calcext:value-type="float">
            <text:p>0.333638247770634</text:p>
          </table:table-cell>
        </table:table-row>
        <table:table-row table:style-name="ro1">
          <table:table-cell office:value-type="string" calcext:value-type="string">
            <text:p>ATF3</text:p>
          </table:table-cell>
          <table:table-cell office:value-type="string" calcext:value-type="string">
            <text:p>gene</text:p>
          </table:table-cell>
          <table:table-cell office:value-type="float" office:value="2.33066927781895" calcext:value-type="float">
            <text:p>2.33066927781895</text:p>
          </table:table-cell>
          <table:table-cell office:value-type="float" office:value="0.143231827790474" calcext:value-type="float">
            <text:p>0.143231827790474</text:p>
          </table:table-cell>
          <table:table-cell office:value-type="float" office:value="0.269170194180632" calcext:value-type="float">
            <text:p>0.269170194180632</text:p>
          </table:table-cell>
        </table:table-row>
        <table:table-row table:style-name="ro1">
          <table:table-cell office:value-type="string" calcext:value-type="string">
            <text:p>SNX13</text:p>
          </table:table-cell>
          <table:table-cell office:value-type="string" calcext:value-type="string">
            <text:p>gene</text:p>
          </table:table-cell>
          <table:table-cell office:value-type="float" office:value="2.32658107971401" calcext:value-type="float">
            <text:p>2.32658107971401</text:p>
          </table:table-cell>
          <table:table-cell office:value-type="float" office:value="0.152899248680083" calcext:value-type="float">
            <text:p>0.152899248680083</text:p>
          </table:table-cell>
          <table:table-cell office:value-type="float" office:value="0.28097915526272" calcext:value-type="float">
            <text:p>0.28097915526272</text:p>
          </table:table-cell>
        </table:table-row>
        <table:table-row table:style-name="ro1">
          <table:table-cell office:value-type="string" calcext:value-type="string">
            <text:p>GSN</text:p>
          </table:table-cell>
          <table:table-cell office:value-type="string" calcext:value-type="string">
            <text:p>gene</text:p>
          </table:table-cell>
          <table:table-cell office:value-type="float" office:value="2.32615088254042" calcext:value-type="float">
            <text:p>2.32615088254042</text:p>
          </table:table-cell>
          <table:table-cell office:value-type="float" office:value="0.250343757098412" calcext:value-type="float">
            <text:p>0.250343757098412</text:p>
          </table:table-cell>
          <table:table-cell office:value-type="float" office:value="0.393359567647769" calcext:value-type="float">
            <text:p>0.393359567647769</text:p>
          </table:table-cell>
        </table:table-row>
        <table:table-row table:style-name="ro1">
          <table:table-cell office:value-type="string" calcext:value-type="string">
            <text:p>THY1</text:p>
          </table:table-cell>
          <table:table-cell office:value-type="string" calcext:value-type="string">
            <text:p>gene</text:p>
          </table:table-cell>
          <table:table-cell office:value-type="float" office:value="2.32595059075004" calcext:value-type="float">
            <text:p>2.32595059075004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FSTL1</text:p>
          </table:table-cell>
          <table:table-cell office:value-type="string" calcext:value-type="string">
            <text:p>gene</text:p>
          </table:table-cell>
          <table:table-cell office:value-type="float" office:value="2.31648811958265" calcext:value-type="float">
            <text:p>2.31648811958265</text:p>
          </table:table-cell>
          <table:table-cell office:value-type="float" office:value="0.010697891629434" calcext:value-type="float">
            <text:p>0.010697891629434</text:p>
          </table:table-cell>
          <table:table-cell office:value-type="float" office:value="0.0556979102330225" calcext:value-type="float">
            <text:p>0.055697910233023</text:p>
          </table:table-cell>
        </table:table-row>
        <table:table-row table:style-name="ro1">
          <table:table-cell office:value-type="string" calcext:value-type="string">
            <text:p>IGF2BP2</text:p>
          </table:table-cell>
          <table:table-cell office:value-type="string" calcext:value-type="string">
            <text:p>gene</text:p>
          </table:table-cell>
          <table:table-cell office:value-type="float" office:value="2.31058060908065" calcext:value-type="float">
            <text:p>2.31058060908065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KYAT3</text:p>
          </table:table-cell>
          <table:table-cell office:value-type="string" calcext:value-type="string">
            <text:p>gene</text:p>
          </table:table-cell>
          <table:table-cell office:value-type="float" office:value="2.30768908329267" calcext:value-type="float">
            <text:p>2.30768908329267</text:p>
          </table:table-cell>
          <table:table-cell office:value-type="float" office:value="0.127974717930089" calcext:value-type="float">
            <text:p>0.127974717930089</text:p>
          </table:table-cell>
          <table:table-cell office:value-type="float" office:value="0.249175750262108" calcext:value-type="float">
            <text:p>0.249175750262108</text:p>
          </table:table-cell>
        </table:table-row>
        <table:table-row table:style-name="ro1">
          <table:table-cell office:value-type="string" calcext:value-type="string">
            <text:p>ALDH3A1</text:p>
          </table:table-cell>
          <table:table-cell office:value-type="string" calcext:value-type="string">
            <text:p>gene</text:p>
          </table:table-cell>
          <table:table-cell office:value-type="float" office:value="2.30620002643146" calcext:value-type="float">
            <text:p>2.30620002643146</text:p>
          </table:table-cell>
          <table:table-cell office:value-type="float" office:value="0.0000009129832211352" calcext:value-type="float">
            <text:p>9.129832211352E-07</text:p>
          </table:table-cell>
          <table:table-cell office:value-type="float" office:value="0.00259761204170594" calcext:value-type="float">
            <text:p>0.002597612041706</text:p>
          </table:table-cell>
        </table:table-row>
        <table:table-row table:style-name="ro1">
          <table:table-cell office:value-type="string" calcext:value-type="string">
            <text:p>FDXR</text:p>
          </table:table-cell>
          <table:table-cell office:value-type="string" calcext:value-type="string">
            <text:p>gene</text:p>
          </table:table-cell>
          <table:table-cell office:value-type="float" office:value="2.29710258310327" calcext:value-type="float">
            <text:p>2.29710258310327</text:p>
          </table:table-cell>
          <table:table-cell office:value-type="float" office:value="0.00000608254475320535" calcext:value-type="float">
            <text:p>6.08254475320535E-06</text:p>
          </table:table-cell>
          <table:table-cell office:value-type="float" office:value="0.00551453957243663" calcext:value-type="float">
            <text:p>0.005514539572437</text:p>
          </table:table-cell>
        </table:table-row>
        <table:table-row table:style-name="ro1">
          <table:table-cell office:value-type="string" calcext:value-type="string">
            <text:p>TMEM254</text:p>
          </table:table-cell>
          <table:table-cell office:value-type="string" calcext:value-type="string">
            <text:p>gene</text:p>
          </table:table-cell>
          <table:table-cell office:value-type="float" office:value="2.29524503907241" calcext:value-type="float">
            <text:p>2.29524503907241</text:p>
          </table:table-cell>
          <table:table-cell office:value-type="float" office:value="0.097921020217587" calcext:value-type="float">
            <text:p>0.097921020217587</text:p>
          </table:table-cell>
          <table:table-cell office:value-type="float" office:value="0.210193996081606" calcext:value-type="float">
            <text:p>0.210193996081606</text:p>
          </table:table-cell>
        </table:table-row>
        <table:table-row table:style-name="ro1">
          <table:table-cell office:value-type="string" calcext:value-type="string">
            <text:p>IRAK1BP1</text:p>
          </table:table-cell>
          <table:table-cell office:value-type="string" calcext:value-type="string">
            <text:p>gene</text:p>
          </table:table-cell>
          <table:table-cell office:value-type="float" office:value="2.27909584366467" calcext:value-type="float">
            <text:p>2.27909584366467</text:p>
          </table:table-cell>
          <table:table-cell office:value-type="float" office:value="0.152200594684765" calcext:value-type="float">
            <text:p>0.152200594684765</text:p>
          </table:table-cell>
          <table:table-cell office:value-type="float" office:value="0.280359600013531" calcext:value-type="float">
            <text:p>0.280359600013531</text:p>
          </table:table-cell>
        </table:table-row>
        <table:table-row table:style-name="ro1">
          <table:table-cell office:value-type="string" calcext:value-type="string">
            <text:p>SLX1B-SULT1A4</text:p>
          </table:table-cell>
          <table:table-cell office:value-type="string" calcext:value-type="string">
            <text:p>gene</text:p>
          </table:table-cell>
          <table:table-cell office:value-type="float" office:value="2.27817626397918" calcext:value-type="float">
            <text:p>2.27817626397918</text:p>
          </table:table-cell>
          <table:table-cell office:value-type="float" office:value="0.309768687714768" calcext:value-type="float">
            <text:p>0.309768687714768</text:p>
          </table:table-cell>
          <table:table-cell office:value-type="float" office:value="0.458916574392249" calcext:value-type="float">
            <text:p>0.458916574392249</text:p>
          </table:table-cell>
        </table:table-row>
        <table:table-row table:style-name="ro1">
          <table:table-cell office:value-type="string" calcext:value-type="string">
            <text:p>LINC02539</text:p>
          </table:table-cell>
          <table:table-cell office:value-type="string" calcext:value-type="string">
            <text:p>gene</text:p>
          </table:table-cell>
          <table:table-cell office:value-type="float" office:value="2.27124888826988" calcext:value-type="float">
            <text:p>2.27124888826988</text:p>
          </table:table-cell>
          <table:table-cell office:value-type="float" office:value="0.0136220544403429" calcext:value-type="float">
            <text:p>0.013622054440343</text:p>
          </table:table-cell>
          <table:table-cell office:value-type="float" office:value="0.0639420094865308" calcext:value-type="float">
            <text:p>0.063942009486531</text:p>
          </table:table-cell>
        </table:table-row>
        <table:table-row table:style-name="ro1">
          <table:table-cell office:value-type="string" calcext:value-type="string">
            <text:p>IGFBP3</text:p>
          </table:table-cell>
          <table:table-cell office:value-type="string" calcext:value-type="string">
            <text:p>gene</text:p>
          </table:table-cell>
          <table:table-cell office:value-type="float" office:value="2.25925529147379" calcext:value-type="float">
            <text:p>2.25925529147379</text:p>
          </table:table-cell>
          <table:table-cell office:value-type="float" office:value="0.000201622159317849" calcext:value-type="float">
            <text:p>0.000201622159318</text:p>
          </table:table-cell>
          <table:table-cell office:value-type="float" office:value="0.0153068251563755" calcext:value-type="float">
            <text:p>0.015306825156376</text:p>
          </table:table-cell>
        </table:table-row>
        <table:table-row table:style-name="ro1">
          <table:table-cell office:value-type="string" calcext:value-type="string">
            <text:p>NLRX1</text:p>
          </table:table-cell>
          <table:table-cell office:value-type="string" calcext:value-type="string">
            <text:p>gene</text:p>
          </table:table-cell>
          <table:table-cell office:value-type="float" office:value="2.25688116888781" calcext:value-type="float">
            <text:p>2.25688116888781</text:p>
          </table:table-cell>
          <table:table-cell office:value-type="float" office:value="0.109614161937007" calcext:value-type="float">
            <text:p>0.109614161937007</text:p>
          </table:table-cell>
          <table:table-cell office:value-type="float" office:value="0.226598878802815" calcext:value-type="float">
            <text:p>0.226598878802815</text:p>
          </table:table-cell>
        </table:table-row>
        <table:table-row table:style-name="ro1">
          <table:table-cell office:value-type="string" calcext:value-type="string">
            <text:p>MFGE8</text:p>
          </table:table-cell>
          <table:table-cell office:value-type="string" calcext:value-type="string">
            <text:p>gene</text:p>
          </table:table-cell>
          <table:table-cell office:value-type="float" office:value="2.25455212387648" calcext:value-type="float">
            <text:p>2.25455212387648</text:p>
          </table:table-cell>
          <table:table-cell office:value-type="float" office:value="0.000233567323386641" calcext:value-type="float">
            <text:p>0.000233567323387</text:p>
          </table:table-cell>
          <table:table-cell office:value-type="float" office:value="0.0154810710711775" calcext:value-type="float">
            <text:p>0.015481071071178</text:p>
          </table:table-cell>
        </table:table-row>
        <table:table-row table:style-name="ro1">
          <table:table-cell office:value-type="string" calcext:value-type="string">
            <text:p>MBP</text:p>
          </table:table-cell>
          <table:table-cell office:value-type="string" calcext:value-type="string">
            <text:p>gene</text:p>
          </table:table-cell>
          <table:table-cell office:value-type="float" office:value="2.2502137741637" calcext:value-type="float">
            <text:p>2.2502137741637</text:p>
          </table:table-cell>
          <table:table-cell office:value-type="float" office:value="0.420633256257241" calcext:value-type="float">
            <text:p>0.420633256257241</text:p>
          </table:table-cell>
          <table:table-cell office:value-type="float" office:value="0.561146033091963" calcext:value-type="float">
            <text:p>0.561146033091963</text:p>
          </table:table-cell>
        </table:table-row>
        <table:table-row table:style-name="ro1">
          <table:table-cell office:value-type="string" calcext:value-type="string">
            <text:p>LBH</text:p>
          </table:table-cell>
          <table:table-cell office:value-type="string" calcext:value-type="string">
            <text:p>gene</text:p>
          </table:table-cell>
          <table:table-cell office:value-type="float" office:value="2.23852995708873" calcext:value-type="float">
            <text:p>2.23852995708873</text:p>
          </table:table-cell>
          <table:table-cell office:value-type="float" office:value="0.144369879258442" calcext:value-type="float">
            <text:p>0.144369879258442</text:p>
          </table:table-cell>
          <table:table-cell office:value-type="float" office:value="0.270557154076274" calcext:value-type="float">
            <text:p>0.270557154076274</text:p>
          </table:table-cell>
        </table:table-row>
        <table:table-row table:style-name="ro1">
          <table:table-cell office:value-type="string" calcext:value-type="string">
            <text:p>DKK3</text:p>
          </table:table-cell>
          <table:table-cell office:value-type="string" calcext:value-type="string">
            <text:p>gene</text:p>
          </table:table-cell>
          <table:table-cell office:value-type="float" office:value="2.23512065568888" calcext:value-type="float">
            <text:p>2.23512065568888</text:p>
          </table:table-cell>
          <table:table-cell office:value-type="float" office:value="0.0849153755660271" calcext:value-type="float">
            <text:p>0.084915375566027</text:p>
          </table:table-cell>
          <table:table-cell office:value-type="float" office:value="0.191098122870914" calcext:value-type="float">
            <text:p>0.191098122870914</text:p>
          </table:table-cell>
        </table:table-row>
        <table:table-row table:style-name="ro1">
          <table:table-cell office:value-type="string" calcext:value-type="string">
            <text:p>ACBD4</text:p>
          </table:table-cell>
          <table:table-cell office:value-type="string" calcext:value-type="string">
            <text:p>gene</text:p>
          </table:table-cell>
          <table:table-cell office:value-type="float" office:value="2.23115122268779" calcext:value-type="float">
            <text:p>2.23115122268779</text:p>
          </table:table-cell>
          <table:table-cell office:value-type="float" office:value="0.161289413388662" calcext:value-type="float">
            <text:p>0.161289413388662</text:p>
          </table:table-cell>
          <table:table-cell office:value-type="float" office:value="0.291401951338428" calcext:value-type="float">
            <text:p>0.291401951338428</text:p>
          </table:table-cell>
        </table:table-row>
        <table:table-row table:style-name="ro1">
          <table:table-cell office:value-type="string" calcext:value-type="string">
            <text:p>LPXN</text:p>
          </table:table-cell>
          <table:table-cell office:value-type="string" calcext:value-type="string">
            <text:p>gene</text:p>
          </table:table-cell>
          <table:table-cell office:value-type="float" office:value="2.23071237062435" calcext:value-type="float">
            <text:p>2.23071237062435</text:p>
          </table:table-cell>
          <table:table-cell office:value-type="float" office:value="0.125140696517895" calcext:value-type="float">
            <text:p>0.125140696517895</text:p>
          </table:table-cell>
          <table:table-cell office:value-type="float" office:value="0.247093095035334" calcext:value-type="float">
            <text:p>0.247093095035334</text:p>
          </table:table-cell>
        </table:table-row>
        <table:table-row table:style-name="ro1">
          <table:table-cell office:value-type="string" calcext:value-type="string">
            <text:p>SBNO1-AS1</text:p>
          </table:table-cell>
          <table:table-cell office:value-type="string" calcext:value-type="string">
            <text:p>gene</text:p>
          </table:table-cell>
          <table:table-cell office:value-type="float" office:value="2.22748721741287" calcext:value-type="float">
            <text:p>2.22748721741287</text:p>
          </table:table-cell>
          <table:table-cell office:value-type="float" office:value="0.157910916250917" calcext:value-type="float">
            <text:p>0.157910916250917</text:p>
          </table:table-cell>
          <table:table-cell office:value-type="float" office:value="0.286760365366566" calcext:value-type="float">
            <text:p>0.286760365366566</text:p>
          </table:table-cell>
        </table:table-row>
        <table:table-row table:style-name="ro1">
          <table:table-cell office:value-type="string" calcext:value-type="string">
            <text:p>APLP1</text:p>
          </table:table-cell>
          <table:table-cell office:value-type="string" calcext:value-type="string">
            <text:p>gene</text:p>
          </table:table-cell>
          <table:table-cell office:value-type="float" office:value="2.22211622060615" calcext:value-type="float">
            <text:p>2.22211622060615</text:p>
          </table:table-cell>
          <table:table-cell office:value-type="float" office:value="0.000262878001547895" calcext:value-type="float">
            <text:p>0.000262878001548</text:p>
          </table:table-cell>
          <table:table-cell office:value-type="float" office:value="0.0158529951113414" calcext:value-type="float">
            <text:p>0.015852995111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22:59:24.889088027</meta:creation-date>
    <dc:date>2021-05-05T23:01:04.886399921</dc:date>
    <meta:editing-duration>PT1M40S</meta:editing-duration>
    <meta:editing-cycles>1</meta:editing-cycles>
    <meta:document-statistic meta:table-count="1" meta:cell-count="500" meta:object-count="0"/>
    <meta:generator>LibreOffice/6.0.7.3$Linux_X86_64 LibreOffice_project/00m0$Build-3</meta:generator>
  </office:meta>
</office:document-meta>
</file>